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00d" officeooo:paragraph-rsid="001dd00d"/>
    </style:style>
    <style:style style:name="P2" style:family="paragraph" style:parent-style-name="Standard">
      <style:text-properties officeooo:paragraph-rsid="001dd00d"/>
    </style:style>
    <style:style style:name="P3" style:family="paragraph" style:parent-style-name="Standard">
      <style:text-properties officeooo:paragraph-rsid="001f4205"/>
    </style:style>
    <style:style style:name="P4" style:family="paragraph" style:parent-style-name="Standard">
      <style:text-properties officeooo:rsid="001f4205" officeooo:paragraph-rsid="001f4205"/>
    </style:style>
    <style:style style:name="T1" style:family="text">
      <style:text-properties officeooo:rsid="001f4205"/>
    </style:style>
    <style:style style:name="T2" style:family="text">
      <style:text-properties officeooo:rsid="0020e1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""</text:p>
      <text:p text:style-name="Standard">Collections:</text:p>
      <text:p text:style-name="Standard"/>
      <text:p text:style-name="Standard"><text:s text:c="4"/>Multiple Choice:</text:p>
      <text:p text:style-name="Standard"/>
      <text:p text:style-name="Standard"><text:s text:c="8"/>1. Examples of linear collections are:</text:p>
      <text:p text:style-name="Standard"><text:s text:c="12"/>a. Sets and trees</text:p>
      <text:p text:style-name="Standard"><text:s text:c="12"/>b. Lists and stacks</text:p>
      <text:p text:style-name="Standard"/>
      <text:p text:style-name="Standard"/>
      <text:p text:style-name="P1">b. Lists and stacks</text:p>
      <text:p text:style-name="P1"/>
      <text:p text:style-name="Standard"><text:s text:c="8"/>2. Examples of unordered collections are:</text:p>
      <text:p text:style-name="Standard"><text:s text:c="12"/>a. Queues and lists</text:p>
      <text:p text:style-name="Standard"><text:s text:c="12"/>b. Sets and dictionaries</text:p>
      <text:p text:style-name="Standard"/>
      <text:p text:style-name="Standard"/>
      <text:p text:style-name="P2">b. Sets and dictionaries</text:p>
      <text:p text:style-name="Standard"><text:s text:c="8"/></text:p>
      <text:p text:style-name="Standard"><text:s text:c="8"/>3. A hierarchical collection can represent a:</text:p>
      <text:p text:style-name="Standard"><text:s text:c="12"/>a. Line of customers at a bank</text:p>
      <text:p text:style-name="Standard"><text:s text:c="12"/>b. File directory system</text:p>
      <text:p text:style-name="Standard"/>
      <text:p text:style-name="Standard"/>
      <text:p text:style-name="P2">b. File directory system</text:p>
      <text:p text:style-name="P2"/>
      <text:p text:style-name="Standard"><text:s text:c="8"/>4. The == operation for two lists must:</text:p>
      <text:p text:style-name="Standard"><text:s text:c="12"/>a. Compare pairs of items at each position for equality</text:p>
      <text:p text:style-name="Standard"><text:s text:c="12"/>b. Merely verify that each item in one list is also in the other list</text:p>
      <text:p text:style-name="Standard"/>
      <text:p text:style-name="Standard"/>
      <text:p text:style-name="P2">a. Compare pairs of items at each position for equality</text:p>
      <text:p text:style-name="P2"/>
      <text:p text:style-name="Standard"><text:s text:c="8"/>5. The map function creates a sequence of the:</text:p>
      <text:p text:style-name="Standard"><text:s text:c="12"/>a. Items in a given collection that pass a Boolean test</text:p>
      <text:p text:style-name="Standard"><text:s text:c="12"/>b. Results of applying a function to the items in a given collection</text:p>
      <text:p text:style-name="Standard"/>
      <text:p text:style-name="Standard"/>
      <text:p text:style-name="P2">b. Results of applying a function to the items in a given collection</text:p>
      <text:p text:style-name="P2"/>
      <text:p text:style-name="Standard">Searching, Sorting and Complexity:</text:p>
      <text:p text:style-name="Standard"/>
      <text:p text:style-name="Standard"><text:s text:c="4"/>Multiple Choice:</text:p>
      <text:p text:style-name="Standard"/>
      <text:p text:style-name="Standard"><text:s text:c="8"/>1. Timing an algorithm with different problem sizes:</text:p>
      <text:p text:style-name="Standard"><text:s text:c="12"/>a. Can give you a general idea of the algorithm's run-time behavior</text:p>
      <text:p text:style-name="Standard"><text:s text:c="12"/>b. Can give you an idea of the algorithm's run-time behavior on a</text:p>
      <text:p text:style-name="Standard"><text:s text:c="16"/>particular hardware platform and a particular software platform</text:p>
      <text:p text:style-name="Standard"><text:s text:c="8"/></text:p>
      <text:p text:style-name="Standard"><text:soft-page-break/></text:p>
      <text:p text:style-name="P2">b. </text:p>
      <text:p text:style-name="Standard"/>
      <text:p text:style-name="Standard"><text:s text:c="8"/>2. Counting instructions:</text:p>
      <text:p text:style-name="Standard"><text:s text:c="12"/>a. Provide the same data on different hardware and software platforms</text:p>
      <text:p text:style-name="Standard"><text:s text:c="12"/>b. Can demonstrate the impracticality of exponential algorithms </text:p>
      <text:p text:style-name="Standard"><text:s text:c="16"/>with large problem sizes </text:p>
      <text:p text:style-name="Standard"/>
      <text:p text:style-name="P1">a</text:p>
      <text:p text:style-name="Standard"/>
      <text:p text:style-name="Standard"><text:s text:c="8"/>3. The expressions O(n), O(n^2), and O(k^n) are, respectively:</text:p>
      <text:p text:style-name="Standard"><text:s text:c="12"/>a. Exponential, linear, and quadratic</text:p>
      <text:p text:style-name="Standard"><text:s text:c="12"/>b. Linear, quadratic, and exponential</text:p>
      <text:p text:style-name="Standard"><text:s text:c="12"/>c. Logarithmic, linear and quadratic</text:p>
      <text:p text:style-name="P2"/>
      <text:p text:style-name="P2"/>
      <text:p text:style-name="P1">b</text:p>
      <text:p text:style-name="Standard"/>
      <text:p text:style-name="Standard"><text:s text:c="8"/>4. A binary search assumes that the data are:</text:p>
      <text:p text:style-name="Standard"><text:s text:c="12"/>a. Arranged in no particular order</text:p>
      <text:p text:style-name="Standard"><text:s text:c="12"/>b. Sorted</text:p>
      <text:p text:style-name="Standard"/>
      <text:p text:style-name="Standard"/>
      <text:p text:style-name="P1">b</text:p>
      <text:p text:style-name="Standard"/>
      <text:p text:style-name="Standard"><text:s text:c="8"/>5. A selection sort makes at most:</text:p>
      <text:p text:style-name="Standard"><text:s text:c="12"/>a. n^2 exchanges of data items</text:p>
      <text:p text:style-name="Standard"><text:s text:c="12"/>b. n exchanges of data items</text:p>
      <text:p text:style-name="Standard"/>
      <text:p text:style-name="Standard"><text:s text:c="8"/>6. The best-case behavior of insertion sort and modified bubble sort is:</text:p>
      <text:p text:style-name="Standard"><text:s text:c="12"/>a. Linear</text:p>
      <text:p text:style-name="Standard"><text:s text:c="12"/>b. Quadratic</text:p>
      <text:p text:style-name="Standard"><text:s text:c="12"/>c. Exponential</text:p>
      <text:p text:style-name="Standard"><text:s text:c="8"/></text:p>
      <text:p text:style-name="Standard"><text:s text:c="8"/>7. An example of an algorithm whose best-case, average-case, and worst-case</text:p>
      <text:p text:style-name="Standard"><text:s text:c="12"/>behaviors are the same is:</text:p>
      <text:p text:style-name="Standard"><text:s text:c="12"/>a. Sequential search</text:p>
      <text:p text:style-name="Standard"><text:s text:c="12"/>b. Selection sort</text:p>
      <text:p text:style-name="Standard"><text:s text:c="12"/>c. Quicksort</text:p>
      <text:p text:style-name="Standard"/>
      <text:p text:style-name="Standard"><text:s text:c="8"/>8. Generally speaking, it is better to:</text:p>
      <text:p text:style-name="Standard"><text:s text:c="12"/>a. Tweak an algorithm to shave a few seconds of running time</text:p>
      <text:p text:style-name="Standard"><text:s text:c="12"/>b. Choose an algorithm with the lowest order of computational complexity</text:p>
      <text:p text:style-name="Standard"><text:s text:c="8"/></text:p>
      <text:p text:style-name="Standard"><text:s text:c="8"/>9. The recursive Fibonacci function makes approximately:</text:p>
      <text:p text:style-name="Standard"><text:s text:c="12"/>a. n^2 recursive calls for problems of a large size n</text:p>
      <text:p text:style-name="Standard"><text:s text:c="12"/>b. 2^n recursive calls for problems of a large size n</text:p>
      <text:p text:style-name="Standard"/>
      <text:p text:style-name="Standard">Linked Structures:</text:p>
      <text:p text:style-name="Standard"><text:soft-page-break/><text:s text:c="4"/></text:p>
      <text:p text:style-name="Standard"><text:s text:c="4"/>Multiple Choice:</text:p>
      <text:p text:style-name="Standard"/>
      <text:p text:style-name="Standard"><text:s text:c="8"/>1. This linked structure contains links running both directions:</text:p>
      <text:p text:style-name="Standard"><text:s text:c="12"/>a. Singly linked list</text:p>
      <text:p text:style-name="Standard"><text:s text:c="12"/>b. Doubly linked list</text:p>
      <text:p text:style-name="Standard"><text:s text:c="8"/></text:p>
      <text:p text:style-name="Standard"><text:s text:c="8"/>2. This link allows the user to access the last item directly:</text:p>
      <text:p text:style-name="Standard"><text:s text:c="12"/>a. Empty link</text:p>
      <text:p text:style-name="Standard"><text:s text:c="12"/>b. Head link</text:p>
      <text:p text:style-name="Standard"><text:s text:c="12"/>c. Tail link</text:p>
      <text:p text:style-name="Standard"/>
      <text:p text:style-name="Standard"><text:s text:c="8"/>3. The basic unit of representation in a linked structure:</text:p>
      <text:p text:style-name="Standard"><text:s text:c="12"/>a. Node</text:p>
      <text:p text:style-name="Standard"><text:s text:c="12"/>b. Container</text:p>
      <text:p text:style-name="Standard"><text:s text:c="12"/>c. Collection</text:p>
      <text:p text:style-name="Standard"/>
      <text:p text:style-name="Standard"><text:s text:c="8"/>4. We do this operation to visit each node:</text:p>
      <text:p text:style-name="Standard"><text:s text:c="12"/>a. Stepping</text:p>
      <text:p text:style-name="Standard"><text:s text:c="12"/>b. Traversal</text:p>
      <text:p text:style-name="Standard"><text:s text:c="8"/></text:p>
      <text:p text:style-name="Standard"><text:s text:c="8"/>5. An empty node pointer is represented as:</text:p>
      <text:p text:style-name="Standard"><text:s text:c="12"/>a. None</text:p>
      <text:p text:style-name="Standard"><text:s text:c="12"/>b. Empty</text:p>
      <text:p text:style-name="Standard"><text:s text:c="12"/>c. Nought</text:p>
      <text:p text:style-name="Standard"><text:s text:c="8"/></text:p>
      <text:p text:style-name="Standard"><text:s text:c="8"/>6. This points to the node following the current node:</text:p>
      <text:p text:style-name="Standard"><text:s text:c="12"/>a. probe.data</text:p>
      <text:p text:style-name="Standard"><text:s text:c="12"/>b. probe.next</text:p>
      <text:p text:style-name="Standard"><text:s text:c="12"/>c. probe.head</text:p>
      <text:p text:style-name="Standard"/>
      <text:p text:style-name="Standard"><text:s text:c="8"/>7. Doubly linked nodes usually have all of these attributes with the</text:p>
      <text:p text:style-name="Standard"><text:s text:c="12"/>exception of:</text:p>
      <text:p text:style-name="Standard"><text:s text:c="12"/>a. next</text:p>
      <text:p text:style-name="Standard"><text:s text:c="12"/>b. prev</text:p>
      <text:p text:style-name="Standard"><text:s text:c="12"/>c. data</text:p>
      <text:p text:style-name="Standard"><text:s text:c="12"/>d. index</text:p>
      <text:p text:style-name="Standard"/>
      <text:p text:style-name="Standard"><text:s text:c="8"/>8. Nodes in a singly linked structure contain Data and:</text:p>
      <text:p text:style-name="Standard"><text:s text:c="12"/>a. next</text:p>
      <text:p text:style-name="Standard"><text:s text:c="12"/>b. prev</text:p>
      <text:p text:style-name="Standard"><text:s text:c="12"/>c. cell</text:p>
      <text:p text:style-name="Standard"/>
      <text:p text:style-name="Standard"><text:s text:c="8"/>9. A doubly linked structure allows the programmer to move:</text:p>
      <text:p text:style-name="Standard"><text:s text:c="12"/>a. To the next node or the previous node from a given node</text:p>
      <text:p text:style-name="Standard"><text:s text:c="12"/>b. To the next node only from a given node</text:p>
      <text:p text:style-name="Standard"/>
      <text:p text:style-name="Standard">Stacks</text:p>
      <text:p text:style-name="Standard"/>
      <text:p text:style-name="Standard"><text:soft-page-break/><text:s text:c="4"/>Multiple Choice</text:p>
      <text:p text:style-name="Standard"/>
      <text:p text:style-name="Standard"><text:s text:c="8"/>1. An example of a stack is:</text:p>
      <text:p text:style-name="Standard"><text:s text:c="12"/>a. Customers waiting in a checkout line</text:p>
      <text:p text:style-name="Standard"><text:s text:c="12"/>b. A deck of playing cards</text:p>
      <text:p text:style-name="Standard"><text:s text:c="12"/>c. A file directory system</text:p>
      <text:p text:style-name="Standard"><text:s text:c="12"/>d. A line of cars at a tollbooth</text:p>
      <text:p text:style-name="Standard"><text:s text:c="12"/>e. Laundry in a hamper</text:p>
      <text:p text:style-name="Standard"/>
      <text:p text:style-name="Standard"><text:s text:c="8"/>2. The operations that modify a stack are called:</text:p>
      <text:p text:style-name="Standard"><text:s text:c="12"/>a. Add and remove</text:p>
      <text:p text:style-name="Standard"><text:s text:c="12"/>b. Push and pop</text:p>
      <text:p text:style-name="Standard"/>
      <text:p text:style-name="Standard"><text:s text:c="8"/>3. Stacks are also known as:</text:p>
      <text:p text:style-name="Standard"><text:s text:c="12"/>a. First-in first-out data structures</text:p>
      <text:p text:style-name="Standard"><text:s text:c="12"/>b. Last-in first-out data structures</text:p>
      <text:p text:style-name="Standard"/>
      <text:p text:style-name="Standard">Queues</text:p>
      <text:p text:style-name="Standard"/>
      <text:p text:style-name="Standard"><text:s text:c="4"/>Multiple Choice</text:p>
      <text:p text:style-name="Standard"/>
      <text:p text:style-name="Standard"><text:s text:c="8"/>1. An example of a queue is:</text:p>
      <text:p text:style-name="Standard"><text:s text:c="12"/>a. Customers waiting in a checkout line</text:p>
      <text:p text:style-name="Standard"><text:s text:c="12"/>b. A deck of playing cards</text:p>
      <text:p text:style-name="Standard"><text:s text:c="12"/>c. A file directory system</text:p>
      <text:p text:style-name="Standard"><text:s text:c="8"/></text:p>
      <text:p text:style-name="Standard"><text:s text:c="8"/>2. The operations that modify a queue are:</text:p>
      <text:p text:style-name="Standard"><text:s text:c="12"/>a. Add and remove</text:p>
      <text:p text:style-name="Standard"><text:s text:c="12"/>b. Push and pop</text:p>
      <text:p text:style-name="Standard"/>
      <text:p text:style-name="Standard"><text:s text:c="8"/>3. Queues are also known as:</text:p>
      <text:p text:style-name="Standard"><text:s text:c="12"/>a. First-in first-out data structures</text:p>
      <text:p text:style-name="Standard"><text:s text:c="12"/>b. Last-in first-out data structures</text:p>
      <text:p text:style-name="Standard"/>
      <text:p text:style-name="Standard">Trees</text:p>
      <text:p text:style-name="Standard"/>
      <text:p text:style-name="Standard"><text:s text:c="4"/>Multiple Choice</text:p>
      <text:p text:style-name="Standard"/>
      <text:p text:style-name="Standard"><text:s text:c="8"/>1. The distinguished node at the beginning or the top of a tree is called:</text:p>
      <text:p text:style-name="Standard"><text:s text:c="12"/>a. Head node</text:p>
      <text:p text:style-name="Standard"><text:s text:c="12"/>b. Root node</text:p>
      <text:p text:style-name="Standard"><text:s text:c="12"/>c. Leaf node</text:p>
      <text:p text:style-name="Standard"/>
      <text:p text:style-name="Standard"><text:s text:c="8"/>2. A node without children is called a:</text:p>
      <text:p text:style-name="Standard"><text:s text:c="12"/>a. Single node</text:p>
      <text:p text:style-name="Standard"><text:s text:c="12"/>b. Leaf node</text:p>
      <text:p text:style-name="Standard"/>
      <text:p text:style-name="Standard"><text:s text:c="8"/>3. Each level k in a full binary tree contains:</text:p>
      <text:p text:style-name="Standard"><text:s text:c="12"/>a. 2k nodes</text:p>
      <text:p text:style-name="Standard"><text:soft-page-break/><text:s text:c="12"/>b. 2^k + 1 nodes</text:p>
      <text:p text:style-name="Standard"><text:s text:c="12"/>c. 2^k - 1 nodes</text:p>
      <text:p text:style-name="Standard"><text:s text:c="8"/></text:p>
      <text:p text:style-name="Standard"><text:s text:c="8"/>4. Assume that data are inserted into a binary search tree in the order </text:p>
      <text:p text:style-name="Standard"><text:s text:c="12"/>DBACFEG. Preorder traversal would return these data in the order:</text:p>
      <text:p text:style-name="Standard"><text:s text:c="12"/>a. DBACFEG</text:p>
      <text:p text:style-name="Standard"><text:s text:c="12"/>b. ABCDEFG</text:p>
      <text:p text:style-name="Standard"/>
      <text:p text:style-name="Standard"><text:s text:c="8"/>5. Assume that data are inserted into a binary search tree in the order </text:p>
      <text:p text:style-name="Standard"><text:s text:c="12"/>DBACFEG. <text:span text:style-name="T2">In</text:span>order traversal would return these data in the order:</text:p>
      <text:p text:style-name="Standard"><text:s text:c="12"/>a. DBACFEG</text:p>
      <text:p text:style-name="Standard"><text:s text:c="12"/>b. ABCDEFG </text:p>
      <text:p text:style-name="Standard"/>
      <text:p text:style-name="Standard">Regular Expressions:</text:p>
      <text:p text:style-name="Standard"/>
      <text:p text:style-name="Standard"><text:s text:c="4"/>Multiple Choice</text:p>
      <text:p text:style-name="Standard"/>
      <text:p text:style-name="Standard"><text:s text:c="8"/>1. To use the regular expression module you have to import:</text:p>
      <text:p text:style-name="Standard"><text:s text:c="12"/>a. re</text:p>
      <text:p text:style-name="Standard"><text:s text:c="12"/>b. regex</text:p>
      <text:p text:style-name="Standard"><text:s text:c="12"/>c. regularexpressions</text:p>
      <text:p text:style-name="Standard"/>
      <text:p text:style-name="Standard"><text:s text:c="8"/>2. In order to look at every regex match as a list of iterable objects you use:</text:p>
      <text:p text:style-name="Standard"><text:s text:c="12"/>a. re.search()</text:p>
      <text:p text:style-name="Standard"><text:s text:c="12"/>b. re.finditer()</text:p>
      <text:p text:style-name="Standard"><text:s text:c="12"/>c. re.compile()</text:p>
      <text:p text:style-name="Standard"/>
      <text:p text:style-name="Standard"><text:s text:c="8"/>3. The meta character in regex to match any word character:</text:p>
      <text:p text:style-name="Standard"><text:s text:c="12"/>a. \d</text:p>
      <text:p text:style-name="Standard"><text:s text:c="12"/>b. \w</text:p>
      <text:p text:style-name="Standard"><text:s text:c="12"/>c. \s</text:p>
      <text:p text:style-name="Standard"/>
      <text:p text:style-name="Standard"><text:s text:c="8"/>4. The meta character in regex to match any whitespace character:</text:p>
      <text:p text:style-name="Standard"><text:s text:c="12"/>a. \d</text:p>
      <text:p text:style-name="Standard"><text:s text:c="12"/>b. \w</text:p>
      <text:p text:style-name="Standard"><text:s text:c="12"/>c. \s</text:p>
      <text:p text:style-name="Standard"/>
      <text:p text:style-name="Standard"><text:s text:c="8"/>5. This quantifier means to match 0 or more:</text:p>
      <text:p text:style-name="Standard"><text:s text:c="12"/>a. *</text:p>
      <text:p text:style-name="Standard"><text:s text:c="12"/>b. +</text:p>
      <text:p text:style-name="Standard"><text:s text:c="12"/>c. ?</text:p>
      <text:p text:style-name="Standard"><text:s text:c="8"/></text:p>
      <text:p text:style-name="Standard"><text:s text:c="8"/>6. This quantifier means to match 0 or one:</text:p>
      <text:p text:style-name="Standard"><text:s text:c="12"/>a. *</text:p>
      <text:p text:style-name="Standard"><text:s text:c="12"/>b. +</text:p>
      <text:p text:style-name="Standard"><text:s text:c="12"/>c. ?</text:p>
      <text:p text:style-name="Standard"/>
      <text:p text:style-name="Standard"><text:s text:c="8"/>7. This quantifier means to match 1 or more:</text:p>
      <text:p text:style-name="Standard"><text:s text:c="12"/>a. *</text:p>
      <text:p text:style-name="Standard"><text:soft-page-break/><text:s text:c="12"/>b. +</text:p>
      <text:p text:style-name="Standard"><text:s text:c="12"/>c. ?</text:p>
      <text:p text:style-name="Standard"/>
      <text:p text:style-name="Standard">Recursion</text:p>
      <text:p text:style-name="Standard"/>
      <text:p text:style-name="Standard"><text:s text:c="4"/>Multiple Choice</text:p>
      <text:p text:style-name="Standard"/>
      <text:p text:style-name="Standard"><text:s text:c="8"/>1. A recursive function _______________.</text:p>
      <text:p text:style-name="Standard"><text:s text:c="12"/>a. calls a different function</text:p>
      <text:p text:style-name="Standard"><text:s text:c="12"/>b. abnormally halts the program</text:p>
      <text:p text:style-name="Standard"><text:s text:c="12"/>c. calls itself</text:p>
      <text:p text:style-name="Standard"><text:s text:c="12"/>d. can only be called once</text:p>
      <text:p text:style-name="Standard"/>
      <text:p text:style-name="Standard"><text:s text:c="8"/>2. A function is called once from a program’s main function, and then it calls itself four</text:p>
      <text:p text:style-name="Standard"><text:s text:c="8"/>times. The depth of recursion is _______________.</text:p>
      <text:p text:style-name="Standard"><text:s text:c="12"/>a. one</text:p>
      <text:p text:style-name="Standard"><text:s text:c="12"/>b. four</text:p>
      <text:p text:style-name="Standard"><text:s text:c="12"/>c. five</text:p>
      <text:p text:style-name="Standard"><text:s text:c="12"/>d. nine</text:p>
      <text:p text:style-name="Standard"/>
      <text:p text:style-name="Standard"><text:s text:c="8"/>3. The part of a problem that can be solved without recursion is the _______________</text:p>
      <text:p text:style-name="Standard"><text:s text:c="8"/>case.</text:p>
      <text:p text:style-name="Standard"><text:s text:c="12"/>a. base</text:p>
      <text:p text:style-name="Standard"><text:s text:c="12"/>b. solvable</text:p>
      <text:p text:style-name="Standard"><text:s text:c="12"/>c. known</text:p>
      <text:p text:style-name="Standard"><text:s text:c="12"/>d. iterative</text:p>
      <text:p text:style-name="Standard"/>
      <text:p text:style-name="Standard"><text:s text:c="8"/>4. The part of a problem that is solved with recursion is the _______________case.</text:p>
      <text:p text:style-name="Standard"><text:s text:c="12"/>a. base</text:p>
      <text:p text:style-name="Standard"><text:s text:c="12"/>b. iterative</text:p>
      <text:p text:style-name="Standard"><text:s text:c="12"/>c. unknown</text:p>
      <text:p text:style-name="Standard"><text:s text:c="12"/>d. recursive</text:p>
      <text:p text:style-name="Standard"/>
      <text:p text:style-name="Standard"><text:s text:c="8"/>5. When a function explicitly calls itself it is called _______________ recursion.</text:p>
      <text:p text:style-name="Standard"><text:s text:c="12"/>a. explicit</text:p>
      <text:p text:style-name="Standard"><text:s text:c="12"/>b. modal</text:p>
      <text:p text:style-name="Standard"><text:s text:c="12"/>c. direct</text:p>
      <text:p text:style-name="Standard"><text:s text:c="12"/>d. indirect</text:p>
      <text:p text:style-name="Standard"/>
      <text:p text:style-name="Standard"><text:s text:c="8"/>6. When function A calls function B, which calls function A it is called _______________</text:p>
      <text:p text:style-name="Standard"><text:s text:c="8"/>recursion.</text:p>
      <text:p text:style-name="Standard"><text:s text:c="12"/>a. implicit</text:p>
      <text:p text:style-name="Standard"><text:s text:c="12"/>b. modal</text:p>
      <text:p text:style-name="Standard"><text:s text:c="12"/>c. direct</text:p>
      <text:p text:style-name="Standard"><text:s text:c="12"/>d. indirect</text:p>
      <text:p text:style-name="Standard"/>
      <text:p text:style-name="Standard"><text:s text:c="8"/>7. Any problem that can be solved recursively can also be solved with a _______________.</text:p>
      <text:p text:style-name="Standard"><text:s text:c="12"/>a. decision structure</text:p>
      <text:p text:style-name="Standard"><text:s text:c="12"/>b. loop</text:p>
      <text:p text:style-name="Standard"><text:soft-page-break/><text:s text:c="12"/>c. sequence structure</text:p>
      <text:p text:style-name="Standard"><text:s text:c="12"/>d. case structure</text:p>
      <text:p text:style-name="Standard"/>
      <text:p text:style-name="Standard"><text:s text:c="11"/></text:p>
      <text:p text:style-name="Standard">"""</text:p>
      <text:p text:style-name="P4">know and practical:</text:p>
      <text:p text:style-name="P4"/>
      <text:p text:style-name="P3">Recursion:</text:p>
      <text:p text:style-name="P3">Regular Expressions:</text:p>
      <text:p text:style-name="P3">Linked Structures:</text:p>
      <text:p text:style-name="P3">Searching, Sorting and Complexity:</text:p>
      <text:p text:style-name="P3">Collections:</text:p>
      <text:p text:style-name="P3"/>
      <text:p text:style-name="P3"/>
      <text:p text:style-name="P3"><text:span text:style-name="T1">Only knowledge:</text:span></text:p>
      <text:p text:style-name="P3"/>
      <text:p text:style-name="P3">Trees</text:p>
      <text:p text:style-name="P3">Queues</text:p>
      <text:p text:style-name="P3">Stack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09:05:50.305000000</meta:creation-date>
    <dc:date>2019-12-09T09:48:47.283000000</dc:date>
    <meta:editing-duration>PT12M5S</meta:editing-duration>
    <meta:editing-cycles>1</meta:editing-cycles>
    <meta:document-statistic meta:table-count="0" meta:image-count="0" meta:object-count="0" meta:page-count="7" meta:paragraph-count="239" meta:word-count="1132" meta:character-count="8353" meta:non-whitespace-character-count="5231"/>
    <meta:generator>LibreOffice/6.3.2.2$Windows_X86_64 LibreOffice_project/98b30e735bda24bc04ab42594c85f7fd8be07b9c</meta:generator>
  </office:meta>
</office:document-meta>
</file>